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</office:automatic-styles>
  <office:body>
    <office:text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using <text:span text:style-name="KeywordTok">while</text:span> preferred over the <text:span text:style-name="KeywordTok">do</text:span><text:span text:style-name="NormalTok"><text:s text:c="1"/></text:span><text:span text:style-name="KeywordTok">while</text:span> loop?</text:p>
        </text:list-item>
      </text:list>
      <text:p text:style-name="First_20_paragraph">In all the problems in this section, use <text:span text:style-name="KeywordTok">do</text:span><text:span text:style-name="NormalTok"><text:s text:c="1"/></text:span><text:span text:style-name="KeywordTok">while</text:span> loop.</text:p>
      <text:h text:style-name="Heading_20_2" text:outline-level="2"><text:bookmark-start text:name="problem-1"/>Problem 1<text:bookmark-end text:name="problem-1"/></text:h>
      <text:p text:style-name="First_20_paragraph">Write a program that display numbers 0 to 50.</text:p>
      <text:h text:style-name="Heading_20_2" text:outline-level="2"><text:bookmark-start text:name="problem-2"/>Problem 2<text:bookmark-end text:name="problem-2"/></text:h>
      <text:p text:style-name="First_20_paragraph">Write a program that display numbers 30 to -20.</text:p>
      <text:h text:style-name="Heading_20_2" text:outline-level="2"><text:bookmark-start text:name="problem-3"/>Problem 3<text:bookmark-end text:name="problem-3"/></text:h>
      <text:p text:style-name="First_20_paragraph">Write a <text:span text:style-name="KeywordTok">do</text:span><text:span text:style-name="NormalTok"><text:s text:c="1"/></text:span><text:span text:style-name="KeywordTok">while</text:span> loop that generates this output: <text:span text:style-name="DecValTok">1</text:span><text:span text:style-name="NormalTok"><text:s text:c="1"/></text:span><text:span text:style-name="DecValTok">10</text:span><text:span text:style-name="NormalTok"><text:s text:c="1"/></text:span><text:span text:style-name="DecValTok">100</text:span><text:span text:style-name="NormalTok"><text:s text:c="1"/></text:span><text:span text:style-name="DecValTok">1000</text:span><text:span text:style-name="NormalTok"><text:s text:c="1"/></text:span><text:span text:style-name="DecValTok">10000</text:span><text:span text:style-name="NormalTok"><text:s text:c="1"/></text:span><text:span text:style-name="DecValTok">100000</text:span><text:span text:style-name="NormalTok"><text:s text:c="1"/></text:span><text:span text:style-name="DecValTok">1000000</text:span>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Both of the following programs keep getting inputs from the user until the user enters a valid integer. Which one is better? Explain your answer.</text:p>
      <text:p text:style-name="P2">int n;</text:p>
      <text:p text:style-name="P3">bool flag = false;</text:p>
      <text:p text:style-name="P4">do</text:p>
      <text:p text:style-name="P5">{</text:p>
      <text:p text:style-name="P6"><text:s text:c="4"/>Console.Write("Enter an integer:");</text:p>
      <text:p text:style-name="P7"><text:s text:c="4"/>flag = int.TryParse(Console.ReadLine(), out n);</text:p>
      <text:p text:style-name="P8"><text:s text:c="4"/>if (!flag)</text:p>
      <text:p text:style-name="P9"><text:s text:c="4"/>{</text:p>
      <text:p text:style-name="P10"><text:s text:c="8"/>Console.WriteLine("The value you entered is not a valid integer. Try one more time.");</text:p>
      <text:p text:style-name="P11"><text:s text:c="4"/>}</text:p>
      <text:p text:style-name="P12">} while (!flag);</text:p>
      <text:p text:style-name="P13"/>
      <text:p text:style-name="P14">Console.WriteLine($"The number you entered is {n}");</text:p>
      <text:p text:style-name="P15"><text:s text:c="1"/>int n;</text:p>
      <text:p text:style-name="P16">bool flag = false;</text:p>
      <text:p text:style-name="P17"/>
      <text:p text:style-name="P18">Console.Write("Enter an integer:");</text:p>
      <text:p text:style-name="P19">flag = int.TryParse(Console.ReadLine(), out n);</text:p>
      <text:p text:style-name="P20"/>
      <text:p text:style-name="P21">while(! flag)</text:p>
      <text:p text:style-name="P22">{</text:p>
      <text:p text:style-name="P23"><text:s text:c="4"/>Console.WriteLine("The value you entered is not a valid integer. Try one more time.");</text:p>
      <text:p text:style-name="P24"><text:s text:c="4"/>Console.Write("Enter an integer:");</text:p>
      <text:p text:style-name="P25"><text:s text:c="4"/>flag = int.TryParse(Console.ReadLine(), out n);</text:p>
      <text:p text:style-name="P26">} </text:p>
      <text:p text:style-name="P27"/>
      <text:p text:style-name="P28">Console.WriteLine($"The number you entered is {n}"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6Z</meta:creation-date>
    <dc:date>2021-10-04T21:55:16Z</dc:date>
    <meta:user-defined meta:name="date" meta:value-type="string">October   4, 2021 (05:5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